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m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OrderBy( String order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Appid( String a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( Ret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Dataset( String total ,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Limit( Limi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Tran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Seqno( String seq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setTotal( Stri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fromJSON( String js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Transcode( String tran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Total( Stri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Seq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Dat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ead.get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A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Start(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to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Dataset( DataSet dat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Param( 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setDataSet( String total ,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setRetMsg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setRetMsgCode( String cod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Form( Map &lt; String , String &gt;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getOrder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et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setRows(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.Data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